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000000163A5EFFB714AC99D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cm" svg:height="4.773cm" draw:z-index="0"><draw:image xlink:href="Pictures/10000000000004F000000163A5EFFB714AC99D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1:58:35.984000000</meta:creation-date>
    <dc:date>2020-04-23T12:37:43.876000000</dc:date>
    <meta:editing-duration>PT28M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3.2$Windows_X86_64 LibreOffice_project/a64200df03143b798afd1ec74a12ab50359878ed</meta:generator>
  </office:meta>
</office:document-meta>
</file>